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fo:color="#333333"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font-size-asian="10.5pt" style:font-size-complex="12pt"/>
    </style:style>
    <style:style style:name="T1" style:family="text">
      <style:text-properties fo:language="en" fo:country="ZA"/>
    </style:style>
    <style:style style:name="T2" style:family="text">
      <style:text-properties fo:language="en" fo:country="US"/>
    </style:style>
    <style:style style:name="T3" style:family="text">
      <style:text-properties fo:language="en" fo:country="GB"/>
    </style:style>
    <style:style style:name="T4" style:family="text">
      <style:text-properties fo:language="en" fo:country="CA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 Description</text:p>
      <text:p text:style-name="P3">BareShare</text:p>
      <text:p text:style-name="P3"/>
      <text:p text:style-name="P4">The name is partly a Swedish wordplay meaning ”Just share!”, but also that it Backups, using Rsync, and then just shares.</text:p>
      <text:p text:style-name="P4"/>
      <text:p text:style-name="P4">It'll be a backup service just like ie. Dropbox, Ubuntu One, SparkleShare and so on. </text:p>
      <text:p text:style-name="P4">I'll be using Rsync for the file transfer, encrypted using SSH.</text:p>
      <text:p text:style-name="P4"/>
      <text:p text:style-name="P4">Just like all the other services like this one, it'll be managed by a simple indicator. The rest will be a cron script, or something else that might be easy, low fat and automagically. (yes, magic!)</text:p>
      <text:p text:style-name="P4"/>
      <text:p text:style-name="P4">The <text:span text:style-name="T4">server</text:span> <text:span text:style-name="T4">will</text:span> <text:span text:style-name="T3">only</text:span> <text:span text:style-name="T2">really</text:span> <text:span text:style-name="T2">need</text:span> SSH <text:span text:style-name="T2">server</text:span> <text:span text:style-name="T1">installed</text:span>, but there will be some config files stored for the authorization of machines (mostly for LAN sync).</text:p>
      <text:p text:style-name="P4"/>
      <text:p text:style-name="P4">The client will have the BareShare software installed, being a indicator applet and a script that transers the files to where they should be. </text:p>
      <text:p text:style-name="P4">A config file will alsso be stored in ~/.bareshare</text:p>
      <text:p text:style-name="P4"/>
      <text:p text:style-name="P4">Initally it will only support GNU/Linux (Ubuntu for me, Daniel Holm), but since both SSH and Rsync works for Unix-alike and Windows, they will also be supported.</text:p>
      <text:p text:style-name="P4"/>
      <text:p text:style-name="P4">The project will be released as GPLv3.</text:p>
      <text:p text:style-name="P4"/>
      <text:p text:style-name="P4"/>
      <text:p text:style-name="P4">~/.bareshare</text:p>
      <text:list xml:id="list1948203713" text:style-name="L1">
        <text:list-item>
          <text:p text:style-name="P5">bareshare.conf</text:p>
        </text:list-item>
        <text:list-item>
          <text:p text:style-name="P5">bareshare.log</text:p>
        </text:list-item>
        <text:list-item>
          <text:p text:style-name="P5">(/tmp)</text:p>
        </text:list-item>
      </text:list>
      <text:p text:style-name="P4"/>
      <text:p text:style-name="P4">The conf-file will probably be in XML or something alik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sv" fo:country="SE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333333"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20109<text:tab/><text:tab/>Daniel Holm</text:p>
        <text:p text:style-name="MP1">BareShare<text:tab/><text:tab/>admin@danielholm.se</text:p>
      </style:header>
      <style:footer>
        <text:p text:style-name="MP2"><text:page-number text:select-page="current">1</text:page-number>(<text:page-count>1</text:page-count>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Holm</meta:initial-creator>
    <meta:creation-date>2011-09-07T11:00:13</meta:creation-date>
    <dc:date>2012-01-09T19:58:20</dc:date>
    <dc:creator>Daniel Holm</dc:creator>
    <meta:editing-duration>PT14M31S</meta:editing-duration>
    <meta:editing-cycles>8</meta:editing-cycles>
    <meta:generator>LibreOffice/3.4$Unix LibreOffice_project/340m1$Build-402</meta:generator>
    <meta:document-statistic meta:table-count="0" meta:image-count="0" meta:object-count="0" meta:page-count="1" meta:paragraph-count="19" meta:word-count="202" meta:character-count="1198" meta:non-whitespace-character-count="1014"/>
  </office:meta>
</office:document-meta>
</file>